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3.09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number-columns-repeated="3" table:default-cell-style-name="ce5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Example File</text:p>
          </table:table-cell>
          <table:table-cell table:style-name="ce1" office:value-type="string" calcext:value-type="string">
            <text:p>Moment meth.</text:p>
          </table:table-cell>
          <table:table-cell table:style-name="ce1" office:value-type="string" calcext:value-type="string">
            <text:p>DVM (nc=10)</text:p>
          </table:table-cell>
          <table:table-cell table:style-name="ce1" office:value-type="string" calcext:value-type="string">
            <text:p>DVM (nc=15)</text:p>
          </table:table-cell>
          <table:table-cell table:style-name="ce1" office:value-type="string" calcext:value-type="string">
            <text:p>DVM (nc=20)</text:p>
          </table:table-cell>
        </table:table-row>
        <table:table-row table:style-name="ro2">
          <table:table-cell table:style-name="ce2"/>
          <table:table-cell table:style-name="ce4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Poisson Heat Conduction in 1D, Characteristic BC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 need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isson Heat Conduction in 1D, Odd BC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 needed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eated Cavity, Characteristic BC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ated Cavity, Odd B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ated Cavity, Kinetic B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needed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Lid Driven, Characteristic BC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id Driven, Odd B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Gaussian Collision, Characteristic B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ussian Collision, Odd B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</table:table-row>
        <table:table-row table:style-name="ro2" table:number-rows-repeated="1048561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0">00/00/0000</text:date>, <text:time style:data-style-name="N2" text:time-value="18:25:42.4380396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23:26:42.315456000</meta:creation-date>
    <dc:date>2018-10-10T18:25:57.743719024</dc:date>
    <meta:editing-duration>PT9H33S</meta:editing-duration>
    <meta:editing-cycles>25</meta:editing-cycles>
    <meta:generator>LibreOffice/5.3.6.1$Linux_X86_64 LibreOffice_project/30$Build-1</meta:generator>
    <meta:document-statistic meta:table-count="1" meta:cell-count="41" meta:object-count="0"/>
  </office:meta>
</office:document-meta>
</file>